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3,208,583,75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71,654,134,378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6,053,725,049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62,186,186,575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7,852,399,963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2,996,540,703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9,593,961,141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6,876,114,650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0,676,432,028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7,125,943,565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8,503,862,83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3,567,868,322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9,744,368,110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6,783,543,667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3,577,286,226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,576,351,79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0,444,205,991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8,405,203,853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9,288,827,158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8,318,412,251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9,395,491,993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7,790,026,221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5,674,835,61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35:44.801406360</dc:date>
    <meta:editing-duration>PT2H27M55S</meta:editing-duration>
    <meta:editing-cycles>68</meta:editing-cycles>
    <meta:generator>LibreOffice/7.2.6.2$Linux_X86_64 LibreOffice_project/20$Build-2</meta:generator>
    <meta:document-statistic meta:table-count="1" meta:cell-count="48" meta:object-count="0"/>
  </office:meta>
</office:document-meta>
</file>